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xml:id="id10" draw:id="id10" draw:layer="layout" svg:width="5.675cm" svg:height="1.269cm" svg:x="9.825cm" svg:y="5.031cm">
          <draw:text-box>
            <text:p text:style-name="P2"><text:span text:style-name="T2">Kaffeebohnen-Sensor</text:span></text:p>
          </draw:text-box>
        </draw:frame>
        <draw:frame draw:style-name="gr3" draw:text-style-name="P3" xml:id="id12" draw:id="id12" draw:layer="layout" svg:width="5.675cm" svg:height="1.269cm" svg:x="9.825cm" svg:y="7.9cm">
          <draw:text-box>
            <text:p text:style-name="P2"><text:span text:style-name="T2">Kaffee-Kuchen-Auswerfer</text:span></text:p>
          </draw:text-box>
        </draw:frame>
        <draw:frame draw:style-name="gr4" draw:text-style-name="P3" xml:id="id6" draw:id="id6" draw:layer="layout" svg:width="5.675cm" svg:height="1.269cm" svg:x="9.825cm" svg:y="11.031cm">
          <draw:text-box>
            <text:p text:style-name="P2"><text:span text:style-name="T2">Kaffee-Kuchen-Sensor</text:span></text:p>
          </draw:text-box>
        </draw:frame>
        <draw:custom-shape draw:style-name="gr5" draw:text-style-name="P5" xml:id="id2" draw:id="id2" draw:layer="layout" svg:width="2.54cm" svg:height="1.27cm" svg:x="4.5cm" svg:y="6.23cm">
          <text:p text:style-name="P4"><text:span text:style-name="T3">Kaffee-</text:span></text:p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" draw:id="id3" draw:layer="layout" svg:width="1.269cm" svg:height="-0.001cm" draw:transform="rotate (-1.57079632679579) translate (2cm 7.73cm)" svg:viewBox="0 0 1270 0" draw:points="0,0 635,0 1270,0">
          <text:p/>
        </draw:polyline>
        <draw:polyline draw:style-name="gr6" draw:text-style-name="P4" xml:id="id9" draw:id="id9" draw:layer="layout" svg:width="1.269cm" svg:height="-0.001cm" draw:transform="rotate (-1.57079632679579) translate (8cm 5cm)" svg:viewBox="0 0 1270 0" draw:points="0,0 635,0 1270,0">
          <text:p/>
        </draw:polyline>
        <draw:polyline draw:style-name="gr6" draw:text-style-name="P4" xml:id="id5" draw:id="id5" draw:layer="layout" svg:width="1.269cm" svg:height="-0.001cm" draw:transform="rotate (-1.57079632679579) translate (7.5cm 11cm)" svg:viewBox="0 0 1270 0" draw:points="0,0 635,0 1270,0">
          <text:p/>
        </draw:polyline>
        <draw:custom-shape draw:style-name="gr5" draw:text-style-name="P5" xml:id="id1" draw:id="id1" draw:layer="layout" svg:width="0.635cm" svg:height="0.635cm" svg:x="3cm" svg:y="11.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8" draw:text-style-name="P6" draw:layer="layout" svg:width="1.145cm" svg:height="0.64cm" svg:x="1.367cm" svg:y="6.86cm">
          <draw:text-box>
            <text:p><text:span text:style-name="T3">C16</text:span></text:p>
          </draw:text-box>
        </draw:frame>
        <draw:polyline draw:style-name="gr6" draw:text-style-name="P4" xml:id="id4" draw:id="id4" draw:layer="layout" svg:width="1.269cm" svg:height="-0.001cm" draw:transform="rotate (-1.57079632679579) translate (2cm 10cm)" svg:viewBox="0 0 1270 0" draw:points="0,0 635,0 1270,0">
          <text:p/>
        </draw:polyline>
        <draw:connector draw:style-name="gr7" draw:text-style-name="P4" draw:layer="layout" draw:type="curve" svg:x1="2cm" svg:y1="8.365cm" svg:x2="4.5cm" svg:y2="6.865cm" draw:start-shape="id3" draw:start-glue-point="1" draw:end-shape="id2" svg:d="m2000 8365c2007 0 757-1500 2500-1500">
          <text:p/>
        </draw:connector>
        <draw:connector draw:style-name="gr7" draw:text-style-name="P4" draw:layer="layout" draw:type="curve" draw:line-skew="1.871cm" svg:x1="4.872cm" svg:y1="7.314cm" svg:x2="2cm" svg:y2="10.635cm" draw:start-shape="id2" draw:start-glue-point="7" draw:end-shape="id4" draw:end-glue-point="1" svg:d="m4872 7314c0 4951-2872 3291-2872 3321">
          <text:p/>
        </draw:connector>
        <draw:frame draw:style-name="gr8" draw:text-style-name="P6" draw:layer="layout" svg:width="1.145cm" svg:height="0.64cm" svg:x="1.355cm" svg:y="9.36cm">
          <draw:text-box>
            <text:p><text:span text:style-name="T3">C17</text:span></text:p>
          </draw:text-box>
        </draw:frame>
        <draw:connector draw:style-name="gr7" draw:text-style-name="P4" draw:layer="layout" draw:type="curve" draw:line-skew="2.14cm" svg:x1="7.5cm" svg:y1="11.635cm" svg:x2="6.033cm" svg:y2="7.382cm" draw:start-shape="id5" draw:start-glue-point="1" svg:d="m7500 11635c0-841-1467 1285-1467-4253">
          <text:p/>
        </draw:connector>
        <draw:connector draw:style-name="gr7" draw:text-style-name="P4" draw:layer="layout" draw:type="curve" svg:x1="9.825cm" svg:y1="11.665cm" svg:x2="7.5cm" svg:y2="11.635cm" draw:start-shape="id6" draw:start-glue-point="3" draw:end-shape="id5" draw:end-glue-point="1" svg:d="m9825 11665c-1611 0-449-30-2325-30">
          <text:p/>
        </draw:connector>
        <draw:frame draw:style-name="gr8" draw:text-style-name="P6" draw:layer="layout" svg:width="1.145cm" svg:height="0.64cm" svg:x="7cm" svg:y="10.36cm">
          <draw:text-box>
            <text:p><text:span text:style-name="T3">C18</text:span></text:p>
          </draw:text-box>
        </draw:frame>
        <draw:polyline draw:style-name="gr6" draw:text-style-name="P4" xml:id="id11" draw:id="id11" draw:layer="layout" svg:width="1.269cm" svg:height="-0.001cm" draw:transform="rotate (-1.57079632679579) translate (8cm 7cm)" svg:viewBox="0 0 1270 0" draw:points="0,0 635,0 1270,0">
          <text:p/>
        </draw:polyline>
        <draw:polyline draw:style-name="gr6" draw:text-style-name="P4" xml:id="id7" draw:id="id7" draw:layer="layout" svg:width="1.269cm" svg:height="-0.001cm" draw:transform="rotate (-1.57079632679579) translate (8cm 3.5cm)" svg:viewBox="0 0 1270 0" draw:points="0,0 635,0 1270,0">
          <text:p/>
        </draw:polyline>
        <draw:connector draw:style-name="gr7" draw:text-style-name="P4" draw:layer="layout" draw:type="curve" svg:x1="8cm" svg:y1="4.135cm" svg:x2="9.826cm" svg:y2="4.166cm" draw:start-shape="id7" draw:start-glue-point="1" draw:end-shape="id8" draw:end-glue-point="3" svg:d="m8000 4135c1501 0 589 31 1826 31">
          <text:p/>
        </draw:connector>
        <draw:connector draw:style-name="gr7" draw:text-style-name="P4" draw:layer="layout" draw:type="curve" draw:line-skew="-1.169cm" svg:x1="5.77cm" svg:y1="6.23cm" svg:x2="8cm" svg:y2="4.135cm" draw:start-shape="id2" draw:end-shape="id7" draw:end-glue-point="1" svg:d="m5770 6230c0-2838 2230-1791 2230-2095">
          <text:p/>
        </draw:connector>
        <draw:connector draw:style-name="gr7" draw:text-style-name="P4" draw:layer="layout" draw:type="curve" svg:x1="8cm" svg:y1="5.635cm" svg:x2="6.668cm" svg:y2="6.416cm" draw:start-shape="id9" draw:start-glue-point="1" draw:end-shape="id2" draw:end-glue-point="5" svg:d="m8000 5635c-888 0-1332 260-1332 781">
          <text:p/>
        </draw:connector>
        <draw:connector draw:style-name="gr7" draw:text-style-name="P4" draw:layer="layout" draw:type="curve" svg:x1="9.825cm" svg:y1="5.665cm" svg:x2="8cm" svg:y2="5.635cm" draw:start-shape="id10" draw:start-glue-point="3" draw:end-shape="id9" draw:end-glue-point="1" svg:d="m9825 5665c-1237 0-325-30-1825-30">
          <text:p/>
        </draw:connector>
        <draw:polyline draw:style-name="gr6" draw:text-style-name="P4" xml:id="id13" draw:id="id13" draw:layer="layout" svg:width="1.269cm" svg:height="-0.001cm" draw:transform="rotate (-1.57079632679579) translate (8cm 8.73cm)" svg:viewBox="0 0 1270 0" draw:points="0,0 635,0 1270,0">
          <text:p/>
        </draw:polyline>
        <draw:connector draw:style-name="gr7" draw:text-style-name="P4" draw:layer="layout" draw:type="curve" svg:x1="8cm" svg:y1="7.635cm" svg:x2="9.825cm" svg:y2="8.534cm" draw:start-shape="id11" draw:start-glue-point="1" draw:end-shape="id12" draw:end-glue-point="3" svg:d="m8000 7635c1500 0 588 899 1825 899">
          <text:p/>
        </draw:connector>
        <draw:connector draw:style-name="gr7" draw:text-style-name="P4" draw:layer="layout" draw:type="curve" draw:line-skew="-0.938cm" svg:x1="6.668cm" svg:y1="7.314cm" svg:x2="8cm" svg:y2="7.635cm" draw:start-shape="id2" draw:start-glue-point="9" draw:end-shape="id11" draw:end-glue-point="1" svg:d="m6668 7314c0 798 1332 637 1332 321">
          <text:p/>
        </draw:connector>
        <draw:connector draw:style-name="gr7" draw:text-style-name="P4" draw:layer="layout" draw:type="curve" draw:line-skew="1.007cm" svg:x1="8cm" svg:y1="9.365cm" svg:x2="6.668cm" svg:y2="7.314cm" draw:start-shape="id13" draw:start-glue-point="1" draw:end-shape="id2" draw:end-glue-point="9" svg:d="m8000 9365c0-373-1332 652-1332-2051">
          <text:p/>
        </draw:connector>
        <draw:connector draw:style-name="gr7" draw:text-style-name="P4" draw:layer="layout" draw:type="curve" draw:line-skew="0.098cm" svg:x1="9.825cm" svg:y1="8.534cm" svg:x2="8cm" svg:y2="9.365cm" draw:start-shape="id12" draw:start-glue-point="3" draw:end-shape="id13" draw:end-glue-point="1" svg:d="m9825 8534c-1090 0-178 831-1825 831">
          <text:p/>
        </draw:connector>
        <draw:frame draw:style-name="gr8" draw:text-style-name="P6" draw:layer="layout" svg:width="1.145cm" svg:height="0.64cm" svg:x="7.5cm" svg:y="2.86cm">
          <draw:text-box>
            <text:p><text:span text:style-name="T3">C19</text:span></text:p>
          </draw:text-box>
        </draw:frame>
        <draw:frame draw:style-name="gr8" draw:text-style-name="P6" draw:layer="layout" svg:width="1.145cm" svg:height="0.64cm" svg:x="6.855cm" svg:y="4.86cm">
          <draw:text-box>
            <text:p><text:span text:style-name="T3">C20</text:span></text:p>
          </draw:text-box>
        </draw:frame>
        <draw:frame draw:style-name="gr8" draw:text-style-name="P6" draw:layer="layout" svg:width="1.145cm" svg:height="0.64cm" svg:x="8cm" svg:y="7cm">
          <draw:text-box>
            <text:p><text:span text:style-name="T3">C21</text:span></text:p>
          </draw:text-box>
        </draw:frame>
        <draw:frame draw:style-name="gr8" draw:text-style-name="P6" draw:layer="layout" svg:width="1.145cm" svg:height="0.64cm" svg:x="6.855cm" svg:y="8.36cm">
          <draw:text-box>
            <text:p><text:span text:style-name="T3">C22</text:span></text:p>
          </draw:text-box>
        </draw:frame>
        <draw:custom-shape draw:style-name="gr5" draw:text-style-name="P5" xml:id="id15" draw:id="id15" draw:layer="layout" svg:width="2.54cm" svg:height="1.27cm" svg:x="4.46cm" svg:y="13.23cm">
          <text:p text:style-name="P4"><text:span text:style-name="T3">Dosier-Proz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14" draw:id="id14" draw:layer="layout" svg:width="1.269cm" svg:height="-0.001cm" draw:transform="rotate (-1.57079632679579) translate (7cm 14.5cm)" svg:viewBox="0 0 1270 0" draw:points="0,0 635,0 1270,0">
          <text:p/>
        </draw:polyline>
        <draw:connector draw:style-name="gr7" draw:text-style-name="P4" draw:layer="layout" draw:type="curve" svg:x1="7cm" svg:y1="15.135cm" svg:x2="5.73cm" svg:y2="14.5cm" draw:start-shape="id14" draw:start-glue-point="1" draw:end-shape="id15" draw:end-glue-point="8" svg:d="m7000 15135c-847 0-1270-211-1270-635">
          <text:p/>
        </draw:connector>
        <draw:connector draw:style-name="gr7" draw:text-style-name="P4" draw:layer="layout" draw:type="curve" svg:x1="9.825cm" svg:y1="15.134cm" svg:x2="7cm" svg:y2="15.135cm" draw:start-shape="id16" draw:start-glue-point="3" draw:end-shape="id14" draw:end-glue-point="1" svg:d="m9825 15134c-1987 0-575 1-2825 1">
          <text:p/>
        </draw:connector>
        <draw:polyline draw:style-name="gr6" draw:text-style-name="P4" xml:id="id18" draw:id="id18" draw:layer="layout" svg:width="1.269cm" svg:height="-0.001cm" draw:transform="rotate (-1.57079632679579) translate (6.5cm 11.73cm)" svg:viewBox="0 0 1270 0" draw:points="0,0 635,0 1270,0">
          <text:p/>
        </draw:polyline>
        <draw:polyline draw:style-name="gr6" draw:text-style-name="P4" xml:id="id17" draw:id="id17" draw:layer="layout" svg:width="1.269cm" svg:height="-0.001cm" draw:transform="rotate (-1.57079632679579) translate (5cm 11.73cm)" svg:viewBox="0 0 1270 0" draw:points="0,0 635,0 1270,0">
          <text:p/>
        </draw:polyline>
        <draw:connector draw:style-name="gr7" draw:text-style-name="P4" draw:layer="layout" draw:type="curve" svg:x1="5cm" svg:y1="12.365cm" svg:x2="4.46cm" svg:y2="13.865cm" draw:start-shape="id17" draw:start-glue-point="1" draw:end-shape="id15" draw:end-glue-point="6" svg:d="m5000 12365c-1561 0-1291 1500-540 1500">
          <text:p/>
        </draw:connector>
        <draw:connector draw:style-name="gr7" draw:text-style-name="P4" draw:layer="layout" draw:type="curve" svg:x1="7cm" svg:y1="13.865cm" svg:x2="6.5cm" svg:y2="12.365cm" draw:start-shape="id15" draw:start-glue-point="10" draw:end-shape="id18" draw:end-glue-point="1" svg:d="m7000 13865c751 0 1001-1500-500-1500">
          <text:p/>
        </draw:connector>
        <draw:connector draw:style-name="gr7" draw:text-style-name="P4" draw:layer="layout" draw:type="curve" draw:line-skew="2.553cm" svg:x1="5.77cm" svg:y1="7.5cm" svg:x2="5cm" svg:y2="12.365cm" draw:start-shape="id2" draw:start-glue-point="8" draw:end-shape="id17" draw:end-glue-point="1" svg:d="m5770 7500c0 6993-770 4561-770 4865">
          <text:p/>
        </draw:connector>
        <draw:connector draw:style-name="gr7" draw:text-style-name="P4" draw:layer="layout" draw:type="curve" draw:line-skew="2.553cm" svg:x1="6.5cm" svg:y1="12.365cm" svg:x2="5.77cm" svg:y2="7.5cm" draw:start-shape="id18" draw:start-glue-point="1" draw:end-shape="id2" svg:d="m6500 12365c0-304-730 2128-730-4865">
          <text:p/>
        </draw:connector>
        <draw:frame draw:style-name="gr8" draw:text-style-name="P6" draw:layer="layout" svg:width="1.145cm" svg:height="0.64cm" svg:x="6.355cm" svg:y="15.86cm">
          <draw:text-box>
            <text:p><text:span text:style-name="T3">C23</text:span></text:p>
          </draw:text-box>
        </draw:frame>
        <draw:frame draw:style-name="gr8" draw:text-style-name="P6" draw:layer="layout" svg:width="1.145cm" svg:height="0.64cm" svg:x="3.855cm" svg:y="12.5cm">
          <draw:text-box>
            <text:p><text:span text:style-name="T3">C25</text:span></text:p>
          </draw:text-box>
        </draw:frame>
        <draw:frame draw:style-name="gr8" draw:text-style-name="P6" draw:layer="layout" svg:width="1.145cm" svg:height="0.64cm" svg:x="6.355cm" svg:y="12.86cm">
          <draw:text-box>
            <text:p><text:span text:style-name="T3">C24</text:span></text:p>
          </draw:text-box>
        </draw:frame>
        <draw:frame draw:style-name="gr9" draw:text-style-name="P3" xml:id="id8" draw:id="id8" draw:layer="layout" svg:width="5.675cm" svg:height="1.269cm" svg:x="9.826cm" svg:y="3.532cm">
          <draw:text-box>
            <text:p text:style-name="P2"><text:span text:style-name="T2">Mahlwerk-Motor</text:span></text:p>
          </draw:text-box>
        </draw:frame>
        <draw:frame draw:style-name="gr10" draw:text-style-name="P3" xml:id="id16" draw:id="id16" draw:layer="layout" svg:width="5.675cm" svg:height="1.269cm" svg:x="9.825cm" svg:y="14.5cm">
          <draw:text-box>
            <text:p text:style-name="P2"><text:span text:style-name="T2">Kaffeepulver-Dosier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0:41:06.54</dc:date>
    <meta:editing-duration>PT21H43M4S</meta:editing-duration>
    <meta:editing-cycles>8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48"/>
  </office:meta>
</office:document-meta>
</file>